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f579" officeooo:paragraph-rsid="0005f579"/>
    </style:style>
    <style:style style:name="P2" style:family="paragraph" style:parent-style-name="Standard">
      <style:paragraph-properties fo:text-align="start" style:justify-single-word="false"/>
      <style:text-properties officeooo:rsid="0005f579" officeooo:paragraph-rsid="0005f5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QOQCCP</text:p>
      <text:p text:style-name="P1"/>
      <text:p text:style-name="P2">QUOI ?</text:p>
      <text:p text:style-name="P2"><text:tab/>Un site permettant une visualisation et un achat 24h sur 24 pour les visiteurs.</text:p>
      <text:p text:style-name="P2"><text:tab/>Un site permettant de garder un lien avec les clients.</text:p>
      <text:p text:style-name="P2"><text:tab/>Un site qui sera un outil pour la gestion des stock, le choix des articles à mettre en vente, et <text:tab/></text:p>
      <text:p text:style-name="P2"><text:tab/><text:tab/>pour la gestion des commandes (conception et expédition).</text:p>
      <text:p text:style-name="P2"/>
      <text:p text:style-name="P2">QUI ?</text:p>
      <text:p text:style-name="P2"><text:tab/>Gérante = outil de statistique.</text:p>
      <text:p text:style-name="P2"><text:tab/>Commercial=outil de marketing digital (news letter, mise en avant article en promotion, <text:tab/><text:tab/><text:tab/>archivage des recherche infructueuse des utilisateurs).</text:p>
      <text:p text:style-name="P2"><text:tab/>Magasinier=outil de gestion du nombre d’article en stocks et alerte pour rappeler le besoin </text:p>
      <text:p text:style-name="P2"><text:tab/><text:tab/>de réapprovisionnement.</text:p>
      <text:p text:style-name="P2"><text:tab/>Larbin=outil de préparation des commande, expédition et suivi de l’envoi.</text:p>
      <text:p text:style-name="P2"/>
      <text:p text:style-name="P2">Où ?</text:p>
      <text:p text:style-name="P2"><text:tab/>FICTIF</text:p>
      <text:p text:style-name="P2"/>
      <text:p text:style-name="P2">QUAND ?</text:p>
      <text:p text:style-name="P2"><text:tab/>FICTIF</text:p>
      <text:p text:style-name="P2"/>
      <text:p text:style-name="P2">COMMENT ?</text:p>
      <text:p text:style-name="P2"><text:tab/>PHP+MYSQL+AJAX</text:p>
      <text:p text:style-name="P2"/>
      <text:p text:style-name="P2">COMBIEN ?</text:p>
      <text:p text:style-name="P2"><text:tab/>FICTIF</text:p>
      <text:p text:style-name="P2"/>
      <text:p text:style-name="P2">POURQUOI ?</text:p>
      <text:p text:style-name="P2"><text:tab/>Améliorer le taux de conversion Visiteur→Client→Acheteur.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4T17:09:26.663000000</meta:creation-date>
    <dc:date>2024-01-24T17:20:10.923000000</dc:date>
    <meta:editing-duration>PT10M44S</meta:editing-duration>
    <meta:editing-cycles>1</meta:editing-cycles>
    <meta:document-statistic meta:table-count="0" meta:image-count="0" meta:object-count="0" meta:page-count="1" meta:paragraph-count="22" meta:word-count="126" meta:character-count="815" meta:non-whitespace-character-count="689"/>
    <meta:generator>LibreOffice/7.6.1.2$Windows_X86_64 LibreOffice_project/f5defcebd022c5bc36bbb79be232cb6926d8f674</meta:generator>
  </office:meta>
</office:document-meta>
</file>